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leObj6" manifest:media-type="application/octet-stream"/>
  <manifest:file-entry manifest:full-path="ObjectReplacements/OleObj1" manifest:media-type=""/>
  <manifest:file-entry manifest:full-path="ObjectReplacements/OleObj9"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ObjectReplacements/OleObj10" manifest:media-type=""/>
  <manifest:file-entry manifest:full-path="ObjectReplacements/OleObj11" manifest:media-type=""/>
  <manifest:file-entry manifest:full-path="ObjectReplacements/OleObj12" manifest:media-type=""/>
  <manifest:file-entry manifest:full-path="ObjectReplacements/OleObj13" manifest:media-type=""/>
  <manifest:file-entry manifest:full-path="ObjectReplacements/OleObj14" manifest:media-type=""/>
  <manifest:file-entry manifest:full-path="ObjectReplacements/OleObj15" manifest:media-type=""/>
  <manifest:file-entry manifest:full-path="ObjectReplacements/OleObj16" manifest:media-type=""/>
  <manifest:file-entry manifest:full-path="ObjectReplacements/OleObj17" manifest:media-type=""/>
  <manifest:file-entry manifest:full-path="OleObj1" manifest:media-type="application/octet-stream"/>
  <manifest:file-entry manifest:full-path="OleObj9"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7" manifest:media-type="application/octet-stream"/>
  <manifest:file-entry manifest:full-path="OleObj8"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JetBrains Mono" svg:font-family="'JetBrains Mono'"/>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top="0in" fo:margin-bottom="0.139in" loext:contextual-spacing="false" fo:line-height="150%" fo:text-align="justify" style:justify-single-word="false"/>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loext:contextual-spacing="false"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top="0in" fo:margin-bottom="0.139in" loext:contextual-spacing="false" fo:line-height="15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in" fo:margin-bottom="0.139in" loext:contextual-spacing="false"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8" style:family="paragraph" style:parent-style-name="Standard">
      <style:paragraph-properties fo:margin-top="0in" fo:margin-bottom="0.139in" loext:contextual-spacing="false" fo:line-height="100%" fo:text-align="justify"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margin-top="0in" fo:margin-bottom="0.139in" loext:contextual-spacing="false" fo:line-height="100%" fo:text-align="justify" style:justify-single-word="false"/>
      <style:text-properties style:use-window-font-color="true" style:font-name="Times New Roman" fo:font-size="10pt" fo:font-weight="normal" fo:background-color="transparent" style:font-name-asian="Times New Roman" style:font-name-complex="Times New Roman"/>
    </style:style>
    <style:style style:name="P10" style:family="paragraph" style:parent-style-name="Standard">
      <style:paragraph-properties fo:margin-top="0in" fo:margin-bottom="0.139in" loext: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in" fo:margin-bottom="0.139in" loext:contextual-spacing="false" fo:line-height="100%" fo:text-align="justify" style:justify-single-word="false"/>
      <style:text-properties fo:color="#000000" style:font-name="Times New Roman" fo:font-size="12pt" fo:font-weight="normal" fo:background-color="transparent" style:font-name-asian="Times New Roman" style:font-name-complex="Times New Roman"/>
    </style:style>
    <style:style style:name="P12" style:family="paragraph" style:parent-style-name="Standard">
      <style:paragraph-properties fo:margin-top="0in" fo:margin-bottom="0.139in" loext:contextual-spacing="false" fo:line-height="100%" fo:text-align="justify" style:justify-single-word="false"/>
      <style:text-properties fo:color="#000000" style:font-name="Times New Roman" fo:font-size="10pt" fo:font-weight="normal" fo:background-color="transparent" style:font-name-asian="Times New Roman" style:font-name-complex="Times New Roman"/>
    </style:style>
    <style:style style:name="P13" style:family="paragraph" style:parent-style-name="Standard">
      <style:paragraph-properties fo:margin-top="0in" fo:margin-bottom="0.139in" loext:contextual-spacing="false" fo:line-height="100%" fo:text-align="justify" style:justify-single-word="false"/>
      <style:text-properties fo:color="#000000" style:font-name="JetBrains Mono" fo:font-size="10pt" fo:font-weight="normal" fo:background-color="transparent" style:font-name-asian="JetBrains Mono" style:font-name-complex="JetBrains Mono"/>
    </style:style>
    <style:style style:name="P14" style:family="paragraph" style:parent-style-name="Standard">
      <style:paragraph-properties fo:margin-top="0in" fo:margin-bottom="0.139in" loext:contextual-spacing="false" fo:line-height="100%" fo:text-align="justify" style:justify-single-word="false"/>
    </style:style>
    <style:style style:name="P15" style:family="paragraph" style:parent-style-name="Standard">
      <style:paragraph-properties fo:margin-top="0in" fo:margin-bottom="0.139in" loext:contextual-spacing="false" fo:line-height="150%" fo:text-align="justify" style:justify-single-word="false"/>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3" style:family="text">
      <style:text-properties style:use-window-font-color="true" style:font-name="Times New Roman" fo:font-size="10pt" fo:font-weight="normal" fo:background-color="transparent" loext:char-shading-value="0" style:font-name-asian="Times New Roman" style:font-name-complex="Times New Roman"/>
    </style:style>
    <style:style style:name="T4" style:family="text">
      <style:text-properties style:use-window-font-color="true" style:font-name="Calibri1" fo:font-size="12pt" fo:font-weight="normal" fo:background-color="transparent" loext:char-shading-value="0" style:font-name-asian="Calibri1" style:font-name-complex="Calibri1"/>
    </style:style>
    <style:style style:name="T5" style:family="text">
      <style:text-properties fo:color="#000000" style:font-name="Times New Roman" fo:font-size="12pt" fo:font-weight="normal" fo:background-color="transparent" loext:char-shading-value="0" style:font-name-asian="Times New Roman" style:font-name-complex="Times New Roman"/>
    </style:style>
    <style:style style:name="T6" style:family="text">
      <style:text-properties fo:color="#000000" style:font-name="Times New Roman" fo:font-size="10pt" fo:font-weight="normal" fo:background-color="transparent" loext:char-shading-value="0" style:font-name-asian="Times New Roman" style:font-name-complex="Times New Roman"/>
    </style:style>
    <style:style style:name="T7" style:family="text">
      <style:text-properties fo:color="#000000" style:font-name="JetBrains Mono" fo:font-size="10pt" fo:font-weight="normal" fo:background-color="transparent" loext:char-shading-value="0" style:font-name-asian="JetBrains Mono" style:font-name-complex="JetBrains Mono"/>
    </style:style>
    <style:style style:name="T8" style:family="text">
      <style:text-properties fo:color="#ff0000" style:font-name="Times New Roman" fo:font-size="12pt" fo:font-weight="bold" fo:background-color="transparent" loext:char-shading-value="0" style:font-name-asian="Times New Roman" style:font-name-complex="Times New Roman"/>
    </style:style>
    <style:style style:name="T9" style:family="text">
      <style:text-properties fo:color="#ff0000" style:font-name="Times New Roman" fo:font-size="12pt" fo:font-weight="normal" fo:background-color="transparent" loext:char-shading-value="0" style:font-name-asian="Times New Roman" style:font-name-complex="Times New Roman"/>
    </style:style>
    <style:style style:name="T10" style:family="text">
      <style:text-properties fo:color="#ff0000" style:font-name="Times New Roman" fo:font-size="10pt" fo:font-weight="normal" fo:background-color="transparent" loext:char-shading-value="0" style:font-name-asian="Times New Roman" style:font-name-complex="Times New Roman"/>
    </style:style>
    <style:style style:name="T11" style:family="text">
      <style:text-properties fo:color="#0000ff" style:font-name="JetBrains Mono" fo:font-size="10pt" fo:font-weight="normal" fo:background-color="transparent" loext:char-shading-value="0" style:font-name-asian="JetBrains Mono" style:font-name-complex="JetBrains Mono"/>
    </style:style>
    <style:style style:name="T12" style:family="text">
      <style:text-properties fo:color="#0000ff" style:font-name="Times New Roman" fo:font-size="10pt" fo:font-weight="normal" fo:background-color="transparent" loext:char-shading-value="0" style:font-name-asian="Times New Roman" style:font-name-complex="Times New Roman"/>
    </style:style>
    <style:style style:name="T13" style:family="text">
      <style:text-properties fo:color="#808080" style:font-name="JetBrains Mono" fo:font-size="10pt" fo:font-style="italic" fo:font-weight="normal" fo:background-color="transparent" loext:char-shading-value="0" style:font-name-asian="JetBrains Mono" style:font-name-complex="JetBrains Mono"/>
    </style:style>
    <style:style style:name="T14" style:family="text">
      <style:text-properties fo:color="#808080" style:font-name="Times New Roman" fo:font-size="10pt" fo:font-style="italic" fo:font-weight="normal" fo:background-color="transparent" loext:char-shading-value="0" style:font-name-asian="Times New Roman" style:font-name-complex="Times New Roman"/>
    </style:style>
    <style:style style:name="fr1" style:family="graphic" style:parent-style-name="OLE">
      <style:graphic-properties style:vertical-pos="top" style:vertical-rel="baseline"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4 <text:s text:c="6"/></text:p>
      <text:p text:style-name="P4"/>
      <text:p text:style-name="P5"/>
      <text:p text:style-name="P6">1. Algoritmi evolutivi pentru functia Rastrigin</text:p>
      <text:p text:style-name="P6"><text:span text:style-name="T1"/></text:p>
      <text:p text:style-name="P5">- generez solutii in cadrul populatiei pana la dimensiunea stabilita</text:p>
      <text:p text:style-name="P5"/>
      <text:p text:style-name="P1"><draw:frame draw:style-name="fr1" draw:name="1" text:anchor-type="as-char" svg:width="6in" style:rel-width="scale" svg:height="2.0102in" style:rel-height="scale" draw:z-index="0"><draw:object-ole xlink:href="./OleObj1" xlink:type="simple" xlink:show="embed" xlink:actuate="onLoad"/><draw:image xlink:href="./ObjectReplacements/OleObj1" xlink:type="simple" xlink:show="embed" xlink:actuate="onLoad"/></draw:frame></text:p>
      <text:p text:style-name="P5">-pe baza fitness-ului pastrez elita populatiei precedente, dupa care generez noua populatie pe baza incrucisarii, mutatiei, iar apoi selectez descendentii. Varianta 1 foloseste incrucisarea aritmetica si mutatia gaussiana, iar varianta 2 incrucisarea uniforma si mutatia polinomiala.</text:p>
      <text:p text:style-name="P1"><draw:frame draw:style-name="fr1" draw:name="2" text:anchor-type="as-char" svg:width="6in" style:rel-width="scale" svg:height="4.0937in" style:rel-height="scale" draw:z-index="1"><draw:object-ole xlink:href="./OleObj2" xlink:type="simple" xlink:show="embed" xlink:actuate="onLoad"/><draw:image xlink:href="./ObjectReplacements/OleObj2" xlink:type="simple" xlink:show="embed" xlink:actuate="onLoad"/></draw:frame></text:p>
      <text:p text:style-name="P5"><text:soft-page-break/>-functiile de incrucisare , mutatie, selectie</text:p>
      <text:p text:style-name="P1"><draw:frame draw:style-name="fr1" draw:name="3" text:anchor-type="as-char" svg:width="6in" style:rel-width="scale" svg:height="1.2189in" style:rel-height="scale" draw:z-index="2"><draw:object-ole xlink:href="./OleObj3" xlink:type="simple" xlink:show="embed" xlink:actuate="onLoad"/><draw:image xlink:href="./ObjectReplacements/OleObj3" xlink:type="simple" xlink:show="embed" xlink:actuate="onLoad"/></draw:frame></text:p>
      <text:p text:style-name="P1"><draw:frame draw:style-name="fr1" draw:name="4" text:anchor-type="as-char" svg:width="5.3543in" style:rel-width="scale" svg:height="5.198in" style:rel-height="scale" draw:z-index="3"><draw:object-ole xlink:href="./OleObj4" xlink:type="simple" xlink:show="embed" xlink:actuate="onLoad"/><draw:image xlink:href="./ObjectReplacements/OleObj4" xlink:type="simple" xlink:show="embed" xlink:actuate="onLoad"/></draw:frame></text:p>
      <text:p text:style-name="P1"><text:soft-page-break/><draw:frame draw:style-name="fr1" draw:name="5" text:anchor-type="as-char" svg:width="6in" style:rel-width="scale" svg:height="5.2709in" style:rel-height="scale" draw:z-index="4"><draw:object-ole xlink:href="./OleObj5" xlink:type="simple" xlink:show="embed" xlink:actuate="onLoad"/><draw:image xlink:href="./ObjectReplacements/OleObj5" xlink:type="simple" xlink:show="embed" xlink:actuate="onLoad"/></draw:frame></text:p>
      <text:p text:style-name="P1"><text:span text:style-name="T1"/></text:p>
      <text:p text:style-name="P1"><draw:frame draw:style-name="fr1" draw:name="6" text:anchor-type="as-char" svg:width="6in" style:rel-width="scale" svg:height="2.2398in" style:rel-height="scale" draw:z-index="5"><draw:object-ole xlink:href="./OleObj6" xlink:type="simple" xlink:show="embed" xlink:actuate="onLoad"/><draw:image xlink:href="./ObjectReplacements/OleObj6" xlink:type="simple" xlink:show="embed" xlink:actuate="onLoad"/></draw:frame></text:p>
      <text:p text:style-name="P1"><text:span text:style-name="T1"/></text:p>
      <text:p text:style-name="P1"><text:span text:style-name="T1"/></text:p>
      <text:p text:style-name="P1"><text:span text:style-name="T1"/></text:p>
      <text:p text:style-name="P1"><text:span text:style-name="T1"/></text:p>
      <text:p text:style-name="P1"><text:soft-page-break/><text:span text:style-name="T1">- din 10 iteratii, determinăm soluția cea mai bună, cea mai slabă și respectiv calitatea medie a soluțiilor dar și timpul mediu de execuție</text:span></text:p>
      <text:p text:style-name="P1"><text:span text:style-name="T1"/></text:p>
      <text:p text:style-name="P1"><draw:frame draw:style-name="fr1" draw:name="7" text:anchor-type="as-char" svg:width="6in" style:rel-width="scale" svg:height="2.052in" style:rel-height="scale" draw:z-index="6"><draw:object-ole xlink:href="./OleObj7" xlink:type="simple" xlink:show="embed" xlink:actuate="onLoad"/><draw:image xlink:href="./ObjectReplacements/OleObj7" xlink:type="simple" xlink:show="embed" xlink:actuate="onLoad"/></draw:frame></text:p>
      <text:p text:style-name="P1"><text:span text:style-name="T1"/></text:p>
      <text:p text:style-name="P2"><text:span text:style-name="T1">- datele obținute sunt stocate în fișier.</text:span></text:p>
      <text:p text:style-name="P2"><text:span text:style-name="T1"/></text:p>
      <text:p text:style-name="P1"><draw:frame draw:style-name="fr1" draw:name="8" text:anchor-type="as-char" svg:width="6in" style:rel-width="scale" svg:height="1.5728in" style:rel-height="scale" draw:z-index="7"><draw:object-ole xlink:href="./OleObj8" xlink:type="simple" xlink:show="embed" xlink:actuate="onLoad"/><draw:image xlink:href="./ObjectReplacements/OleObj8" xlink:type="simple" xlink:show="embed" xlink:actuate="onLoad"/></draw:frame></text:p>
      <text:p text:style-name="P1"><text:span text:style-name="T1"/></text:p>
      <text:p text:style-name="P7">2. ACO pentru TSP</text:p>
      <text:p text:style-name="P7"/>
      <text:p text:style-name="P1"><text:span text:style-name="T5"><text:tab/>Algoritmul ACO (Ant Colony Optimization) este o metodă metaeuristică inspirată din comportamentul furnicilor în căutarea hranei. Pentru problema TSP (Traveling Salesman Problem), algoritmul ACO încearcă să găsească cel mai scurt traseu care trece prin toate orașele specifice problemei, minimizând distanța totală parcursă de un vânzător care vizitează fiecare oraș o singură dată și se întoarce la orașul de plecare.</text:span></text:p>
      <text:p text:style-name="P11"><text:tab/>- initializam matricea de feromoni (tau) cu valori egale pe toate muchiile</text:p>
      <text:p text:style-name="P1"><text:soft-page-break/><draw:frame draw:style-name="fr1" draw:name="9" text:anchor-type="as-char" svg:width="6in" style:rel-width="scale" svg:height="5.2811in" style:rel-height="scale" draw:z-index="8"><draw:object-ole xlink:href="./OleObj9" xlink:type="simple" xlink:show="embed" xlink:actuate="onLoad"/><draw:image xlink:href="./ObjectReplacements/OleObj9" xlink:type="simple" xlink:show="embed" xlink:actuate="onLoad"/></draw:frame></text:p>
      <text:p text:style-name="P11"/>
      <text:p text:style-name="P11"><text:tab/>- pentru fiecare iteratie, fiecare furnica va construi un tur vizitand orasele in ordine aleatoare, calculam costul pt fiecare furnica, actualizam matricea de feromoni pt fiecare muchie traversata de fiecare furnica; se evapora feromonii cu coeficientul specificat, determinam cel mai bun tur si cost aferent.</text:p>
      <text:p text:style-name="P1"><text:soft-page-break/><draw:frame draw:style-name="fr1" draw:name="10" text:anchor-type="as-char" svg:width="6in" style:rel-width="scale" svg:height="3.9898in" style:rel-height="scale" draw:z-index="9"><draw:object-ole xlink:href="./OleObj10" xlink:type="simple" xlink:show="embed" xlink:actuate="onLoad"/><draw:image xlink:href="./ObjectReplacements/OleObj10" xlink:type="simple" xlink:show="embed" xlink:actuate="onLoad"/></draw:frame></text:p>
      <text:p text:style-name="P11"/>
      <text:p text:style-name="P1"><draw:frame draw:style-name="fr1" draw:name="11" text:anchor-type="as-char" svg:width="5.5728in" style:rel-width="scale" svg:height="1.6043in" style:rel-height="scale" draw:z-index="10"><draw:object-ole xlink:href="./OleObj11" xlink:type="simple" xlink:show="embed" xlink:actuate="onLoad"/><draw:image xlink:href="./ObjectReplacements/OleObj11" xlink:type="simple" xlink:show="embed" xlink:actuate="onLoad"/></draw:frame></text:p>
      <text:p text:style-name="P11">- pentru varianta 2 adaugam si o cautare locala, inversam ruta sa vedem daca obtinem un cost mai bun.</text:p>
      <text:p text:style-name="P1"><text:soft-page-break/><draw:frame draw:style-name="fr1" draw:name="12" text:anchor-type="as-char" svg:width="6in" style:rel-width="scale" svg:height="3.052in" style:rel-height="scale" draw:z-index="11"><draw:object-ole xlink:href="./OleObj12" xlink:type="simple" xlink:show="embed" xlink:actuate="onLoad"/><draw:image xlink:href="./ObjectReplacements/OleObj12" xlink:type="simple" xlink:show="embed" xlink:actuate="onLoad"/></draw:frame></text:p>
      <text:p text:style-name="P5">-realizam un set de 10 iteratii, rezultatele sunt stocate in fisier</text:p>
      <text:p text:style-name="P5"/>
      <text:p text:style-name="P5"/>
      <text:p text:style-name="P7">3. Analiza datelor</text:p>
      <text:p text:style-name="P7"/>
      <text:p text:style-name="P5">3.1 Functia Rastrigin</text:p>
      <text:p text:style-name="P1"><text:span text:style-name="T11"><text:line-break/></text:span><text:span text:style-name="T7">crossover_probability=</text:span><text:span text:style-name="T11">0.5<text:line-break/></text:span><text:span text:style-name="T7">mutation_probability=</text:span><text:span text:style-name="T11">0.5<text:line-break/></text:span><text:span text:style-name="T7">tournament_size = </text:span><text:span text:style-name="T11">2</text:span></text:p>
      <text:p text:style-name="P1"><text:span text:style-name="T7">elite_percentage = </text:span><text:span text:style-name="T11">0.1</text:span></text:p>
      <text:p text:style-name="P1"><text:span text:style-name="T13"><text:s/>Number of dimensions for Rastrigin function</text:span><text:span text:style-name="T14"> </text:span><text:span text:style-name="T13"># spatiul de cautare <text:line-break/></text:span><text:span text:style-name="T7">dimensions = </text:span><text:span text:style-name="T11">10</text:span><text:span text:style-name="T12"> ( respectiv /20)</text:span></text:p>
      <text:p text:style-name="P5"/>
      <text:p text:style-name="P7"/>
      <text:p text:style-name="P1"><text:span text:style-name="T1">Algoritm evolutiv 1 # </text:span><text:span text:style-name="T13">var1 cu incrucisare aritmetica, mutate gaussiana</text:span><text:span text:style-name="T1">:</text:span></text:p>
      <text:p text:style-name="P10"/>
      <text:p text:style-name="P1"><text:span text:style-name="T1">Spațiul <text:s text:c="7"/>Populatie <text:s text:c="7"/>Generatii <text:s text:c="15"/>Best <text:s text:c="15"/>Media <text:s text:c="13"/>Timp </text:span></text:p>
      <text:p text:style-name="P1"><text:span text:style-name="T1">10 <text:s text:c="16"/>100 <text:s text:c="17"/>50 <text:s text:c="12"/></text:span><text:span text:style-name="T7">0.0026672</text:span><text:span text:style-name="T6"> <text:s text:c="12"/></text:span><text:span text:style-name="T7">0.00289746</text:span><text:span text:style-name="T1"> <text:s text:c="5"/></text:span><text:span text:style-name="T7">0.4672732</text:span></text:p>
      <text:p text:style-name="P1"><text:span text:style-name="T1"><text:s text:c="45"/>100 <text:s text:c="10"/></text:span><text:span text:style-name="T7">0.00276797</text:span><text:span text:style-name="T6"> <text:s text:c="10"/></text:span><text:span text:style-name="T7">0.0029536</text:span><text:span text:style-name="T6"> <text:s text:c="3"/></text:span><text:span text:style-name="T7"><text:s text:c="2"/>1.285619783</text:span></text:p>
      <text:p text:style-name="P1"><text:span text:style-name="T1"><text:s text:c="45"/>500 <text:s text:c="10"/></text:span><text:span text:style-name="T7">0.00273421</text:span><text:span text:style-name="T6"> <text:s text:c="10"/></text:span><text:span text:style-name="T7">0.00291789</text:span><text:span text:style-name="T1"> <text:s text:c="2"/></text:span><text:span text:style-name="T7">4.9845838308</text:span></text:p>
      <text:p text:style-name="P1"><text:soft-page-break/><text:span text:style-name="T1"><text:s text:c="22"/>500 <text:s text:c="16"/>50 <text:s text:c="12"/></text:span><text:span text:style-name="T7">0.0025775975</text:span><text:span text:style-name="T6"> <text:s text:c="5"/></text:span><text:span text:style-name="T7">0.00276985</text:span><text:span text:style-name="T1"> <text:s text:c="3"/></text:span><text:span text:style-name="T7">2.334449887</text:span></text:p>
      <text:p text:style-name="P1"><text:span text:style-name="T1"><text:s text:c="45"/>100 <text:s text:c="10"/></text:span><text:span text:style-name="T7">0.002674998</text:span><text:span text:style-name="T6"> <text:s text:c="7"/></text:span><text:span text:style-name="T7">0.0027818</text:span><text:span text:style-name="T6"> <text:s text:c="7"/></text:span><text:span text:style-name="T7">4.713307476</text:span></text:p>
      <text:p text:style-name="P1"><text:span text:style-name="T1"><text:s text:c="45"/>500 <text:s text:c="10"/></text:span><text:span text:style-name="T7">0.002483918</text:span><text:span text:style-name="T6"> <text:s text:c="7"/></text:span><text:span text:style-name="T7">0.00262129</text:span><text:span text:style-name="T6"> <text:s text:c="3"/></text:span><text:span text:style-name="T7">23.85279827</text:span></text:p>
      <text:p text:style-name="P12">-------------------------------------------------------------------------------------------------------------------------------------------</text:p>
      <text:p text:style-name="P1"><text:span text:style-name="T1">100 <text:s text:c="15"/>100 <text:s text:c="16"/>50 <text:s text:c="12"/></text:span><text:span text:style-name="T7">0.000385465</text:span><text:span text:style-name="T6"> <text:s text:c="7"/></text:span><text:span text:style-name="T7">0.00039758</text:span><text:span text:style-name="T6"> <text:s text:c="5"/></text:span><text:span text:style-name="T7">3.7662648439</text:span></text:p>
      <text:p text:style-name="P1"><text:span text:style-name="T1"><text:s text:c="43"/>100 <text:s text:c="12"/></text:span><text:span text:style-name="T7">0.000368043</text:span><text:span text:style-name="T6"> <text:s text:c="7"/></text:span><text:span text:style-name="T7">0.00039151</text:span><text:span text:style-name="T6"> <text:s text:c="5"/></text:span><text:span text:style-name="T7">6.6643876075</text:span></text:p>
      <text:p text:style-name="P1"><text:span text:style-name="T1"><text:s text:c="44"/>500 <text:s text:c="11"/></text:span><text:span text:style-name="T7">0.000355061</text:span><text:span text:style-name="T6"> <text:s text:c="7"/></text:span><text:span text:style-name="T7">0.00037718</text:span><text:span text:style-name="T6"> <text:s text:c="4"/></text:span><text:span text:style-name="T7">45.437039709</text:span></text:p>
      <text:p text:style-name="P1"><text:span text:style-name="T1"><text:s text:c="21"/>500 <text:s text:c="17"/>50 <text:s text:c="12"/></text:span><text:span text:style-name="T7">0.000368948</text:span><text:span text:style-name="T6"> <text:s text:c="7"/></text:span><text:span text:style-name="T7">0.00038584</text:span><text:span text:style-name="T6"> <text:s text:c="4"/></text:span><text:span text:style-name="T7">17.52710111</text:span></text:p>
      <text:p text:style-name="P1"><text:span text:style-name="T1"><text:s text:c="44"/>100 <text:s text:c="11"/></text:span><text:span text:style-name="T7">0.000362633</text:span><text:span text:style-name="T6"> <text:s text:c="7"/></text:span><text:span text:style-name="T7">0.00037393</text:span><text:span text:style-name="T6"> <text:s text:c="5"/></text:span><text:span text:style-name="T7">32.7723503</text:span><text:span text:style-name="T6">11</text:span></text:p>
      <text:p text:style-name="P5"/>
      <text:p text:style-name="P1"><text:span text:style-name="T1">Algoritm evolutiv 2 </text:span><text:span text:style-name="T13"># var2 incrucisar</text:span><text:span text:style-name="T14">e uniforma</text:span><text:span text:style-name="T13">, mutatie </text:span><text:span text:style-name="T14">polinomiala, pastrarea eliterlor anterioare</text:span><text:span text:style-name="T13"><text:line-break/></text:span></text:p>
      <text:p text:style-name="P1"><text:span text:style-name="T1">Spațiul <text:s text:c="7"/>Populatie <text:s text:c="7"/>Generatii <text:s text:c="14"/>Best <text:s text:c="18"/>Media <text:s text:c="13"/>Timp </text:span></text:p>
      <text:p text:style-name="P1"><text:span text:style-name="T1">10 <text:s text:c="16"/>100 <text:s text:c="17"/>50 <text:s text:c="12"/></text:span><text:span text:style-name="T7">0.00247912</text:span><text:span text:style-name="T6"> <text:s text:c="5"/></text:span><text:span text:style-name="T7">0.002490823</text:span><text:span text:style-name="T1"> <text:s text:c="5"/></text:span><text:span text:style-name="T7">0.450569486</text:span></text:p>
      <text:p text:style-name="P1"><text:span text:style-name="T1"><text:s text:c="44"/>100 <text:s text:c="11"/></text:span><text:span text:style-name="T7">0.00247875</text:span><text:span text:style-name="T6"> <text:s text:c="6"/></text:span><text:span text:style-name="T7">0.0024794394</text:span><text:span text:style-name="T6"> </text:span><text:span text:style-name="T1"><text:s text:c="3"/></text:span><text:span text:style-name="T7">0.9436442136</text:span></text:p>
      <text:p text:style-name="P1"><text:span text:style-name="T1"><text:s text:c="45"/>500 <text:s text:c="10"/></text:span><text:span text:style-name="T7">0.002478310</text:span><text:span text:style-name="T6"> <text:s text:c="4"/></text:span><text:span text:style-name="T7">0.0024785684</text:span><text:span text:style-name="T6"> <text:s text:c="4"/></text:span><text:span text:style-name="T7">4.964390659</text:span><text:span text:style-name="T1"> </text:span></text:p>
      <text:p text:style-name="P1"><text:span text:style-name="T1"><text:s text:c="22"/>500 <text:s text:c="16"/>50 <text:s text:c="12"/></text:span><text:span text:style-name="T7">0.002478888</text:span><text:span text:style-name="T6"> <text:s text:c="5"/></text:span><text:span text:style-name="T7">0.002479556</text:span><text:span text:style-name="T6"> <text:s text:c="6"/></text:span><text:span text:style-name="T7">2.6515403985</text:span></text:p>
      <text:p text:style-name="P1"><text:span text:style-name="T1"><text:s text:c="45"/>100 <text:s text:c="11"/></text:span><text:span text:style-name="T7">0.00247864</text:span><text:span text:style-name="T6">4 <text:s text:c="5"/></text:span><text:span text:style-name="T7">0.002478885</text:span><text:span text:style-name="T6"> <text:s text:c="5"/></text:span><text:span text:style-name="T7">4.962581658</text:span></text:p>
      <text:p text:style-name="P1"><text:span text:style-name="T1"><text:s text:c="45"/>500 <text:s text:c="11"/></text:span><text:span text:style-name="T7">0.002478212</text:span><text:span text:style-name="T6"> <text:s text:c="5"/></text:span><text:span text:style-name="T7">0.002478275</text:span><text:span text:style-name="T6"> <text:s text:c="5"/></text:span><text:span text:style-name="T7">24.353271818</text:span></text:p>
      <text:p text:style-name="P12">---------------------------------------------------------------------------------------------------------------------------------------------</text:p>
      <text:p text:style-name="P1"><text:span text:style-name="T1">100 <text:s text:c="14"/>100 <text:s text:c="18"/>50 <text:s text:c="12"/></text:span><text:span text:style-name="T7">0.000288624</text:span><text:span text:style-name="T6"> <text:s text:c="6"/></text:span><text:span text:style-name="T7">0.000297840</text:span><text:span text:style-name="T6"> </text:span><text:span text:style-name="T1"><text:s text:c="4"/></text:span><text:span text:style-name="T7">4.148643469</text:span></text:p>
      <text:p text:style-name="P1"><text:span text:style-name="T1"><text:s text:c="44"/>100 <text:s text:c="12"/></text:span><text:span text:style-name="T7">0.000270098</text:span><text:span text:style-name="T6"> <text:s text:c="6"/></text:span><text:span text:style-name="T7">0.000279723</text:span><text:span text:style-name="T6"> <text:s text:c="5"/></text:span><text:span text:style-name="T7">7.296439576</text:span></text:p>
      <text:p text:style-name="P1"><text:span text:style-name="T1"><text:s text:c="45"/>500 <text:s text:c="11"/></text:span><text:span text:style-name="T7">0.000259537</text:span><text:span text:style-name="T6"> <text:s text:c="6"/></text:span><text:span text:style-name="T7">0.000267192</text:span><text:span text:style-name="T6"> <text:s text:c="5"/></text:span><text:span text:style-name="T7">50.95028684</text:span></text:p>
      <text:p text:style-name="P1"><text:span text:style-name="T1"><text:s text:c="22"/>500 <text:s text:c="16"/>50 <text:s text:c="13"/></text:span><text:span text:style-name="T7">0.000261061</text:span><text:span text:style-name="T6"> <text:s text:c="6"/></text:span><text:span text:style-name="T7">0.000265641</text:span><text:span text:style-name="T6"> <text:s text:c="4"/></text:span><text:span text:style-name="T7">19.357705020</text:span></text:p>
      <text:p text:style-name="P1"><text:span text:style-name="T1"><text:s text:c="43"/>100 <text:s text:c="13"/></text:span><text:span text:style-name="T7">0.0002551115</text:span><text:span text:style-name="T6"> <text:s text:c="4"/></text:span><text:span text:style-name="T7">0.000257133</text:span><text:span text:style-name="T6"> <text:s text:c="3"/></text:span><text:span text:style-name="T7">35.876750397</text:span></text:p>
      <text:p text:style-name="P1"><text:span text:style-name="T7"/></text:p>
      <text:p text:style-name="P1"><text:span text:style-name="T7"/></text:p>
      <text:p text:style-name="P1"><text:span text:style-name="T7"/></text:p>
      <text:p text:style-name="P1"><text:span text:style-name="T7"/></text:p>
      <text:p text:style-name="P5"><text:soft-page-break/></text:p>
      <text:p text:style-name="P12">In decursul unui numar stabilit de generatii, calitatea descendentilor variaza la toti algoritmii, pastrand elitele se imbunatateste treptat.</text:p>
      <text:p text:style-name="P1"><draw:frame draw:style-name="fr1" draw:name="13" text:anchor-type="as-char" svg:width="6in" style:rel-width="scale" svg:height="4.3228in" style:rel-height="scale" draw:z-index="12"><draw:object-ole xlink:href="./OleObj13" xlink:type="simple" xlink:show="embed" xlink:actuate="onLoad"/><draw:image xlink:href="./ObjectReplacements/OleObj13" xlink:type="simple" xlink:show="embed" xlink:actuate="onLoad"/></draw:frame></text:p>
      <text:p text:style-name="P13"/>
      <text:p text:style-name="P13"/>
      <text:p text:style-name="P5"/>
      <text:p text:style-name="P12">Observam linia portocalie, pastrarea elitelor si incrucisarea uniforma ofera un fitness mai bun la fiecare iteratie, comparativ cu incrucisarea aritmetica (linia albastra)</text:p>
      <text:p text:style-name="P1"><text:soft-page-break/><draw:frame draw:style-name="fr1" draw:name="14" text:anchor-type="as-char" svg:width="6in" style:rel-width="scale" svg:height="4.6563in" style:rel-height="scale" draw:z-index="13"><draw:object-ole xlink:href="./OleObj14" xlink:type="simple" xlink:show="embed" xlink:actuate="onLoad"/><draw:image xlink:href="./ObjectReplacements/OleObj14" xlink:type="simple" xlink:show="embed" xlink:actuate="onLoad"/></draw:frame></text:p>
      <text:p text:style-name="P12"/>
      <text:p text:style-name="P5"/>
      <text:p text:style-name="P12"/>
      <text:p text:style-name="P13"/>
      <text:p text:style-name="P5">3.2 Problema comis-voiajorului (TSP)</text:p>
      <text:p text:style-name="P5">Date de test:</text:p>
      <text:p text:style-name="P1"><text:span text:style-name="T7">num_ants=</text:span><text:span text:style-name="T12">nr_orase</text:span><text:span text:style-name="T11"><text:line-break/></text:span><text:span text:style-name="T7">alpha=</text:span><text:span text:style-name="T11">1<text:line-break/></text:span><text:span text:style-name="T7">beta=</text:span><text:span text:style-name="T11">1<text:line-break/></text:span><text:span text:style-name="T7">evaporation_rate=</text:span><text:span text:style-name="T11">0.5</text:span></text:p>
      <text:p text:style-name="P5"/>
      <text:p text:style-name="P5">a) nr_orase = 10</text:p>
      <text:p text:style-name="P1"><text:span text:style-name="T4">coordonate orașe din fișierul: kroB10.txt</text:span></text:p>
      <text:p text:style-name="P13"/>
      <text:p text:style-name="P5">b) nr orase = 100</text:p>
      <text:p text:style-name="P1"><text:span text:style-name="T4">coordonate orașe din fișierul: kroB100.txt</text:span></text:p>
      <text:p text:style-name="P5"><text:soft-page-break/></text:p>
      <text:p text:style-name="P1"><text:span text:style-name="T1">Algoritm evolutiv 1 # </text:span><text:span text:style-name="T13">var1 </text:span><text:span text:style-name="T14">feromoni</text:span></text:p>
      <text:p text:style-name="P10"/>
      <text:p text:style-name="P1"><text:span text:style-name="T1">Spațiul <text:s text:c="11"/>Nr iteratii <text:s text:c="11"/>Best <text:s text:c="16"/>Media <text:s text:c="13"/>Timp </text:span></text:p>
      <text:p text:style-name="P1"><text:span text:style-name="T1">10 <text:s text:c="25"/>10 <text:s text:c="16"/></text:span><text:span text:style-name="T7">9165.84</text:span><text:span text:style-name="T6"> <text:s text:c="8"/></text:span><text:span text:style-name="T7">9428.12</text:span><text:span text:style-name="T6"> <text:s text:c="9"/></text:span><text:span text:style-name="T7">0.1006956815</text:span></text:p>
      <text:p text:style-name="P1"><text:span text:style-name="T6"><text:s text:c="35"/>100 <text:s text:c="20"/></text:span><text:span text:style-name="T7">8970.49</text:span><text:span text:style-name="T6"> <text:s text:c="8"/></text:span><text:span text:style-name="T7">8970.49</text:span><text:span text:style-name="T6"> <text:s text:c="9"/></text:span><text:span text:style-name="T7">0.9451462507</text:span></text:p>
      <text:p text:style-name="P1"><text:span text:style-name="T6"><text:tab/> <text:s text:c="12"/>1000 <text:s text:c="18"/></text:span><text:span text:style-name="T7">8970.49</text:span><text:span text:style-name="T6"> <text:s text:c="8"/></text:span><text:span text:style-name="T7">8970.49</text:span><text:span text:style-name="T6"> <text:s text:c="9"/></text:span><text:span text:style-name="T7">9.19248375892</text:span></text:p>
      <text:p text:style-name="P1"><text:span text:style-name="T6"><text:s/>------------------------------------------------------------------------------------------------------------------------------------------</text:span></text:p>
      <text:p text:style-name="P1"><text:span text:style-name="T1">100 <text:s text:c="24"/>10 <text:s text:c="16"/></text:span><text:span text:style-name="T7">83471.11</text:span><text:span text:style-name="T6"> <text:s text:c="6"/></text:span><text:span text:style-name="T7">86685.17</text:span><text:span text:style-name="T6"> <text:s text:c="6"/></text:span><text:span text:style-name="T7">20.76553242</text:span></text:p>
      <text:p text:style-name="P1"><text:span text:style-name="T6"><text:tab/> <text:s text:c="11"/>20 <text:s text:c="23"/></text:span><text:span text:style-name="T7">33950.26</text:span><text:span text:style-name="T6"> <text:s text:c="6"/></text:span><text:span text:style-name="T7">36430.30</text:span><text:span text:style-name="T6"> <text:s text:c="6"/></text:span><text:span text:style-name="T7">45.727104067</text:span></text:p>
      <text:p text:style-name="P1"><text:span text:style-name="T10"><text:tab/> <text:s text:c="11"/></text:span><text:span text:style-name="T3">50 <text:s text:c="23"/></text:span><text:span text:style-name="T7">27339.30</text:span><text:span text:style-name="T6"> <text:s text:c="6"/></text:span><text:span text:style-name="T7">28542.97</text:span><text:span text:style-name="T6"> <text:s text:c="6"/></text:span><text:span text:style-name="T7">132.5001283884</text:span></text:p>
      <text:p text:style-name="P1"><text:span text:style-name="T6"><text:tab/> <text:s text:c="11"/>100 <text:s text:c="21"/></text:span><text:span text:style-name="T7">24007.17</text:span><text:span text:style-name="T6"> <text:s text:c="6"/></text:span><text:span text:style-name="T7">25106.27</text:span><text:span text:style-name="T6"> <text:s text:c="7"/></text:span><text:span text:style-name="T7">214.59163715</text:span></text:p>
      <text:p text:style-name="P10"/>
      <text:p text:style-name="P1"><text:span text:style-name="T1">Algoritm evolutiv 2 </text:span><text:span text:style-name="T13"># var2 </text:span><text:span text:style-name="T14">feromoni + cautare in vecinatate</text:span></text:p>
      <text:p text:style-name="P10"/>
      <text:p text:style-name="P1"><text:span text:style-name="T1">Spațiul <text:s text:c="13"/>Nr iteratii <text:s text:c="11"/>Best <text:s text:c="16"/>Media <text:s text:c="13"/>Timp </text:span></text:p>
      <text:p text:style-name="P1"><text:span text:style-name="T1">10 <text:s text:c="26"/>10 <text:s text:c="16"/></text:span><text:span text:style-name="T7">8970.49</text:span><text:span text:style-name="T6"> <text:s text:c="13"/></text:span><text:span text:style-name="T7">9466.82</text:span><text:span text:style-name="T6"> <text:s text:c="8"/></text:span><text:span text:style-name="T7">0.106294012</text:span></text:p>
      <text:p text:style-name="P1"><text:span text:style-name="T6"><text:tab/> <text:s text:c="12"/>100 <text:s text:c="20"/></text:span><text:span text:style-name="T7">8970.49</text:span><text:span text:style-name="T6"> <text:s text:c="13"/></text:span><text:span text:style-name="T7">8977.67</text:span><text:span text:style-name="T6"> <text:s text:c="8"/></text:span><text:span text:style-name="T7">0.937241244</text:span></text:p>
      <text:p text:style-name="P1"><text:span text:style-name="T6"><text:tab/> <text:s text:c="11"/>1000 <text:s text:c="19"/></text:span><text:span text:style-name="T7">8970.49</text:span><text:span text:style-name="T6"> <text:s text:c="13"/></text:span><text:span text:style-name="T7">8970.49</text:span><text:span text:style-name="T6"> <text:s text:c="8"/></text:span><text:span text:style-name="T7">9.0649798154</text:span></text:p>
      <text:p text:style-name="P12">------------------------------------------------------------------------------------------------------------------------------------------</text:p>
      <text:p text:style-name="P1"><text:span text:style-name="T7">100 <text:s text:c="14"/>10 <text:s text:c="8"/>81108.41</text:span><text:span text:style-name="T6"> <text:s text:c="11"/></text:span><text:span text:style-name="T7">84995.95</text:span><text:span text:style-name="T6"> <text:s text:c="6"/></text:span><text:span text:style-name="T7">19.49480602</text:span></text:p>
      <text:p text:style-name="P1"><text:span text:style-name="T6"><text:s text:c="2"/><text:tab/> <text:s text:c="16"/>20 <text:s text:c="19"/></text:span><text:span text:style-name="T7">34851.80</text:span><text:span text:style-name="T6"> <text:s text:c="11"/></text:span><text:span text:style-name="T7">36268.60</text:span><text:span text:style-name="T6"> <text:s text:c="6"/></text:span><text:span text:style-name="T7">44.438527107</text:span></text:p>
      <text:p text:style-name="P1"><text:span text:style-name="T10"><text:tab/> <text:s text:c="16"/></text:span><text:span text:style-name="T3">50 <text:s text:c="19"/></text:span><text:span text:style-name="T7">26548.42</text:span><text:span text:style-name="T6"> <text:s text:c="11"/></text:span><text:span text:style-name="T7">27785.51</text:span><text:span text:style-name="T6"> <text:s text:c="6"/></text:span><text:span text:style-name="T7">129.7765815973</text:span></text:p>
      <text:p text:style-name="P1"><text:span text:style-name="T6"><text:s text:c="40"/>100 <text:s text:c="17"/></text:span><text:span text:style-name="T7">24291.49</text:span><text:span text:style-name="T6"> <text:s text:c="11"/></text:span><text:span text:style-name="T7">25114.01</text:span><text:span text:style-name="T6"> <text:s text:c="7"/></text:span><text:span text:style-name="T7">214.19456572</text:span></text:p>
      <text:p text:style-name="P9"><text:s text:c="7"/></text:p>
      <text:p text:style-name="P1"><text:soft-page-break/><draw:frame draw:style-name="fr1" draw:name="15" text:anchor-type="as-char" svg:width="6in" style:rel-width="scale" svg:height="4.5626in" style:rel-height="scale" draw:z-index="14"><draw:object-ole xlink:href="./OleObj15" xlink:type="simple" xlink:show="embed" xlink:actuate="onLoad"/><draw:image xlink:href="./ObjectReplacements/OleObj15" xlink:type="simple" xlink:show="embed" xlink:actuate="onLoad"/></draw:frame></text:p>
      <text:p text:style-name="P13"/>
      <text:p text:style-name="P5">Fluctuatiile celor doua variante in decursul celor 10 iteratii principale, grafic realizat pe baza datelor 100 - 100 -20 (100 orase si furnici, 20 iteratii maxime in fiecare iteratie principala)</text:p>
      <text:p text:style-name="P1"><text:soft-page-break/><draw:frame draw:style-name="fr1" draw:name="16" text:anchor-type="as-char" svg:width="5.198in" style:rel-width="scale" svg:height="4.2398in" style:rel-height="scale" draw:z-index="15"><draw:object-ole xlink:href="./OleObj16" xlink:type="simple" xlink:show="embed" xlink:actuate="onLoad"/><draw:image xlink:href="./ObjectReplacements/OleObj16" xlink:type="simple" xlink:show="embed" xlink:actuate="onLoad"/></draw:frame></text:p>
      <text:p text:style-name="P5">Fluctuatiile in cele 10 iteratii principale pentru 100 orase - 100 iteratii maxime in fiecare iteratie principala.</text:p>
      <text:p text:style-name="P1"><draw:frame draw:style-name="fr1" draw:name="17" text:anchor-type="as-char" svg:width="4.7917in" style:rel-width="scale" svg:height="4in" style:rel-height="scale" draw:z-index="16"><draw:object-ole xlink:href="./OleObj17" xlink:type="simple" xlink:show="embed" xlink:actuate="onLoad"/><draw:image xlink:href="./ObjectReplacements/OleObj17" xlink:type="simple" xlink:show="embed" xlink:actuate="onLoad"/></draw:frame></text:p>
      <text:p text:style-name="P5">Comparatie pentru 100 orase varianta 2</text:p>
      <text:p text:style-name="P5"><text:soft-page-break/></text:p>
      <text:p text:style-name="P7">4. Concluzii:</text:p>
      <text:p text:style-name="P5"/>
      <text:p text:style-name="P8">Analiza AE Functia Rastrigin </text:p>
      <text:p text:style-name="P1"><text:span text:style-name="T2">-</text:span><text:span text:style-name="T1"> obtinem date bune, <text:s/>cu cat creste numarul de iteratii scade valoarea functiei spre 0.000x, optimul functiei este 0. </text:span></text:p>
      <text:p text:style-name="P5">- incrucisarea uniforma combinata cu mutatia polinomiala ne ofera solutii mai bune.</text:p>
      <text:p text:style-name="P5">-timpul de executie creste cu numarul generatiilor.</text:p>
      <text:p text:style-name="P5">- in cadrul aceleiasi generatii fluctuatiile nu sunt foarte mari, pastram si elita anterioara in proportie de 0.1%</text:p>
      <text:p text:style-name="P5"/>
      <text:p text:style-name="P8">Analiza ACO <text:s/>pentru TSP</text:p>
      <text:p text:style-name="P5">- dupa 100 de iteratii datele sunt mai apropiate insa timpul de executie creste foarte mult. Am pastrat nr furnicilor egal cu nr oraselor.</text:p>
      <text:p text:style-name="P5">- acest algoritm ofera date semnificativ mai bune fata de implementarile anterioare</text:p>
      <text:p text:style-name="P5">- cu cat numarul maxim de iteratii creste solutia este socant mult <text:s/>mai b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JetBrains Mono" svg:font-family="'JetBrains Mono'"/>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11T17:00:16.255000000</dc:date>
    <meta:editing-duration>PT42S</meta:editing-duration>
    <meta:editing-cycles>1</meta:editing-cycles>
    <meta:document-statistic meta:table-count="0" meta:image-count="0" meta:object-count="17" meta:page-count="14" meta:paragraph-count="106" meta:word-count="736" meta:character-count="8194" meta:non-whitespace-character-count="5131"/>
    <meta:generator>Neat_Office/6.2.8.2$Windows_x86 LibreOffice_project/</meta:generator>
  </office:meta>
</office:document-meta>
</file>